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fill-color="#004a4a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custom-shape draw:style-name="gr1" draw:text-style-name="P1" draw:layer="layout" svg:width="10cm" svg:height="10cm" svg:x="9.5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0.5cm" svg:height="0.5cm" svg:x="12.68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107cm" svg:height="0.115cm" draw:transform="rotate (0.506494548928659) translate (17.0497926844883cm 12.6266827413449cm)" svg:viewBox="0 0 1108 116" svg:d="m0 116 533-18 575-98v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orenzo </meta:initial-creator>
    <meta:creation-date>2013-01-15T11:51:33</meta:creation-date>
    <dc:date>2013-01-15T11:54:10</dc:date>
    <dc:creator>lorenzo </dc:creator>
    <meta:editing-duration>PT2M39S</meta:editing-duration>
    <meta:editing-cycles>1</meta:editing-cycles>
    <meta:document-statistic meta:object-count="4"/>
    <meta:generator>LibreOffice/3.3$Unix LibreOffice_project/330m19$Build-401</meta:generator>
  </office:meta>
</office:document-meta>
</file>